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Book Antiqua" svg:font-family="'Book Antiqua'" style:font-family-generic="roman" style:font-pitch="variable"/>
    <style:font-face style:name="Calibri" svg:font-family="Calibri" style:font-family-generic="roman" style:font-pitch="variable"/>
    <style:font-face style:name="Californian FB" svg:font-family="'Californian FB'"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master-page-name="First_20_Page">
      <style:paragraph-properties fo:margin-top="0in" fo:margin-bottom="0.0209in" loext:contextual-spacing="false" fo:line-height="100%" fo:text-align="center" style:justify-single-word="false" style:page-number="auto"/>
    </style:style>
    <style:style style:name="P2" style:family="paragraph" style:parent-style-name="Standard">
      <style:paragraph-properties fo:margin-top="0in" fo:margin-bottom="0in" loext:contextual-spacing="false" fo:line-height="100%" fo:text-align="center" style:justify-single-word="false" fo:padding="0in" fo:border-left="none" fo:border-right="none" fo:border-top="none" fo:border-bottom="4.51pt solid #bfbfbf"/>
    </style:style>
    <style:style style:name="P3" style:family="paragraph" style:parent-style-name="Standard">
      <style:paragraph-properties fo:margin-top="0in" fo:margin-bottom="0in" loext:contextual-spacing="false" fo:text-align="justify" style:justify-single-word="false">
        <style:tab-stops>
          <style:tab-stop style:position="0.0799in"/>
          <style:tab-stop style:position="0.2in"/>
          <style:tab-stop style:position="0.5in"/>
          <style:tab-stop style:position="1.0626in"/>
        </style:tab-stops>
      </style:paragraph-properties>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fo:color="#00b0f0" style:font-name-complex="Arial" style:font-size-complex="10pt"/>
    </style:style>
    <style:style style:name="P7"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51pt dotted #000000"/>
    </style:style>
    <style:style style:name="P8" style:family="paragraph" style:parent-style-name="Standard">
      <style:paragraph-properties fo:margin-top="0.0835in" fo:margin-bottom="0in" loext:contextual-spacing="false" fo:text-align="center" style:justify-single-word="false" fo:padding-left="0in" fo:padding-right="0in" fo:padding-top="0in" fo:padding-bottom="0.0138in" fo:border-left="none" fo:border-right="none" fo:border-top="none" fo:border-bottom="4.51pt solid #bfbfbf"/>
    </style:style>
    <style:style style:name="P9" style:family="paragraph" style:parent-style-name="Standard">
      <style:paragraph-properties fo:margin-top="0.0835in" fo:margin-bottom="0in" loext:contextual-spacing="false" fo:line-height="100%" fo:text-align="center" style:justify-single-word="false"/>
    </style:style>
    <style:style style:name="P10" style:family="paragraph" style:parent-style-name="Standard">
      <style:paragraph-properties fo:margin-top="0.0835in" fo:margin-bottom="0.0835in" loext:contextual-spacing="false" fo:text-align="center" style:justify-single-word="false"/>
    </style:style>
    <style:style style:name="P11" style:family="paragraph" style:parent-style-name="Standard">
      <style:paragraph-properties fo:margin-top="0.0835in" fo:margin-bottom="0.0835in" loext:contextual-spacing="false" fo:text-align="justify" style:justify-single-word="false"/>
    </style:style>
    <style:style style:name="P12" style:family="paragraph" style:parent-style-name="Standard">
      <style:paragraph-properties fo:margin-top="0.3335in" fo:margin-bottom="0in" loext:contextual-spacing="false" fo:line-height="100%" fo:text-align="center" style:justify-single-word="false"/>
    </style:style>
    <style:style style:name="P13" style:family="paragraph" style:parent-style-name="Standard">
      <style:paragraph-properties fo:margin-top="0.1665in" fo:margin-bottom="0in" loext:contextual-spacing="false" fo:text-align="justify" style:justify-single-word="false">
        <style:tab-stops>
          <style:tab-stop style:position="0.0799in"/>
          <style:tab-stop style:position="0.2in"/>
          <style:tab-stop style:position="0.5in"/>
          <style:tab-stop style:position="1.0626in"/>
          <style:tab-stop style:position="1.1in"/>
          <style:tab-stop style:position="1.5in"/>
        </style:tab-stops>
      </style:paragraph-properties>
    </style:style>
    <style:style style:name="P14" style:family="paragraph" style:parent-style-name="Standard">
      <style:paragraph-properties fo:margin-top="0in" fo:margin-bottom="0.25in" loext:contextual-spacing="false" fo:text-align="justify" style:justify-single-word="false"/>
    </style:style>
    <style:style style:name="P15" style:family="paragraph" style:parent-style-name="Standard">
      <style:paragraph-properties fo:margin-top="0in" fo:margin-bottom="0.25in" loext:contextual-spacing="false" fo:line-height="100%" fo:padding="0in" fo:border-left="none" fo:border-right="none" fo:border-top="none" fo:border-bottom="4.51pt solid #bfbfbf"/>
    </style:style>
    <style:style style:name="P16" style:family="paragraph" style:parent-style-name="Standard">
      <style:paragraph-properties fo:margin-top="0.25in" fo:margin-bottom="0in" loext:contextual-spacing="false" fo:line-height="100%"/>
    </style:style>
    <style:style style:name="P17" style:family="paragraph" style:parent-style-name="Standard">
      <style:paragraph-properties fo:margin-top="0.25in" fo:margin-bottom="0in" loext:contextual-spacing="false" fo:line-height="100%" fo:text-align="center" style:justify-single-word="false"/>
    </style:style>
    <style:style style:name="P18" style:family="paragraph" style:parent-style-name="Standard">
      <style:paragraph-properties fo:margin-top="0.0555in" fo:margin-bottom="0in" loext:contextual-spacing="false" fo:line-height="100%"/>
    </style:style>
    <style:style style:name="P19" style:family="paragraph" style:parent-style-name="Standard">
      <style:paragraph-properties fo:margin-top="0.0555in" fo:margin-bottom="0in" loext:contextual-spacing="false" fo:line-height="100%" fo:text-align="justify" style:justify-single-word="false"/>
    </style:style>
    <style:style style:name="P20" style:family="paragraph" style:parent-style-name="Standard">
      <style:paragraph-properties fo:margin-top="0.0555in" fo:margin-bottom="0in" loext:contextual-spacing="false" fo:line-height="100%" fo:text-align="center" style:justify-single-word="false"/>
    </style:style>
    <style:style style:name="P21" style:family="paragraph" style:parent-style-name="Standard">
      <style:paragraph-properties fo:margin-top="0.0555in" fo:margin-bottom="0in" loext:contextual-spacing="false" fo:line-height="100%" fo:text-align="justify" style:justify-single-word="false"/>
      <style:text-properties fo:color="#00b0f0" fo:font-size="10pt" style:rfc-language-tag="x-none" style:font-size-asian="10pt" style:font-name-complex="Arial" style:font-size-complex="10pt"/>
    </style:style>
    <style:style style:name="P22" style:family="paragraph" style:parent-style-name="Standard">
      <style:paragraph-properties fo:margin-top="0.139in" fo:margin-bottom="0in" loext:contextual-spacing="false" fo:line-height="100%"/>
    </style:style>
    <style:style style:name="P23" style:family="paragraph" style:parent-style-name="Standard">
      <style:paragraph-properties fo:margin-top="0.028in" fo:margin-bottom="0in" loext:contextual-spacing="false" fo:line-height="100%" fo:text-align="center" style:justify-single-word="false"/>
    </style:style>
    <style:style style:name="P24" style:family="paragraph" style:parent-style-name="Standard">
      <style:paragraph-properties fo:margin-top="0.111in" fo:margin-bottom="0in" loext:contextual-spacing="false" fo:line-height="100%" fo:text-align="center" style:justify-single-word="false"/>
    </style:style>
    <style:style style:name="P25" style:family="paragraph" style:parent-style-name="Standard">
      <style:paragraph-properties fo:margin-top="0.0138in" fo:margin-bottom="0in" loext:contextual-spacing="false" fo:line-height="100%"/>
    </style:style>
    <style:style style:name="P26" style:family="paragraph" style:parent-style-name="Standard">
      <style:paragraph-properties fo:margin-top="0.0138in" fo:margin-bottom="0in" loext:contextual-spacing="false" fo:line-height="100%" fo:text-align="center" style:justify-single-word="false"/>
    </style:style>
    <style:style style:name="P27" style:family="paragraph" style:parent-style-name="Standard">
      <style:paragraph-properties fo:margin-top="0.1665in" fo:margin-bottom="0.139in" loext:contextual-spacing="false" fo:line-height="100%" fo:text-align="center" style:justify-single-word="false"/>
    </style:style>
    <style:style style:name="P28" style:family="paragraph" style:parent-style-name="Text_20_body" style:list-style-name="WWNum2">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8752in" style:type="right"/>
          <style:tab-stop style:position="6.9972in"/>
          <style:tab-stop style:position="7.6335in"/>
          <style:tab-stop style:position="8in"/>
          <style:tab-stop style:position="8.2693in"/>
          <style:tab-stop style:position="8.9055in"/>
          <style:tab-stop style:position="9.5417in"/>
          <style:tab-stop style:position="10.178in"/>
        </style:tab-stops>
      </style:paragraph-properties>
    </style:style>
    <style:style style:name="P29" style:family="paragraph" style:parent-style-name="List_20_Paragraph" style:list-style-name="WWNum3">
      <style:paragraph-properties fo:margin-top="0.111in" fo:margin-bottom="0in" loext:contextual-spacing="true" fo:line-height="100%" fo:text-align="justify" style:justify-single-word="false"/>
    </style:style>
    <style:style style:name="P30" style:family="paragraph" style:parent-style-name="List_20_Paragraph" style:list-style-name="WWNum3">
      <style:paragraph-properties fo:margin-top="0.0555in" fo:margin-bottom="0in" loext:contextual-spacing="true" fo:line-height="100%" fo:text-align="justify" style:justify-single-word="false"/>
    </style:style>
    <style:style style:name="P31" style:family="paragraph" style:parent-style-name="List_20_Paragraph" style:list-style-name="WWNum1">
      <style:paragraph-properties fo:margin-top="0.0555in" fo:margin-bottom="0in" loext:contextual-spacing="true" fo:line-height="100%" fo:text-align="justify" style:justify-single-word="false"/>
    </style:style>
    <style:style style:name="P32" style:family="paragraph" style:parent-style-name="List_20_Paragraph">
      <style:paragraph-properties fo:margin-left="0.3799in" fo:margin-right="0in" fo:margin-top="0.0555in" fo:margin-bottom="0in" loext:contextual-spacing="true" fo:line-height="100%" fo:text-align="justify" style:justify-single-word="false" fo:text-indent="0in" style:auto-text-indent="false"/>
    </style:style>
    <style:style style:name="P33" style:family="paragraph">
      <loext:graphic-properties draw:fill="solid" draw:fill-color="#bfbfbf"/>
      <style:paragraph-properties fo:text-align="start"/>
      <style:text-properties fo:font-size="18pt"/>
    </style:style>
    <style:style style:name="T1" style:family="text">
      <style:text-properties fo:font-variant="small-caps" fo:font-size="24pt" fo:font-weight="bold" style:font-size-asian="24pt" style:font-weight-asian="bold" style:font-name-complex="Arial" style:font-size-complex="28pt"/>
    </style:style>
    <style:style style:name="T2" style:family="text">
      <style:text-properties fo:font-variant="small-caps" fo:font-size="9.5pt" fo:font-weight="bold" style:font-size-asian="9.5pt" style:font-weight-asian="bold" style:font-name-complex="Arial" style:font-size-complex="9.5pt"/>
    </style:style>
    <style:style style:name="T3" style:family="text">
      <style:text-properties fo:font-variant="small-caps" fo:font-size="16pt" fo:font-weight="bold" style:font-size-asian="16pt" style:font-weight-asian="bold" style:font-name-complex="Arial" style:font-size-complex="13pt"/>
    </style:style>
    <style:style style:name="T4" style:family="text">
      <style:text-properties fo:font-variant="small-caps" fo:font-size="12pt" fo:font-weight="bold" style:font-size-asian="12pt" style:font-weight-asian="bold" style:font-name-complex="Arial" style:font-size-complex="10pt"/>
    </style:style>
    <style:style style:name="T5" style:family="text">
      <style:text-properties fo:font-variant="small-caps" style:font-name-complex="Arial" style:font-size-complex="10pt"/>
    </style:style>
    <style:style style:name="T6" style:family="text">
      <style:text-properties fo:font-variant="small-caps" fo:font-style="italic" style:font-style-asian="italic" style:font-name-complex="Arial" style:font-size-complex="10pt"/>
    </style:style>
    <style:style style:name="T7" style:family="text">
      <style:text-properties fo:font-variant="small-caps" fo:font-weight="bold" style:font-weight-asian="bold" style:font-name-complex="Arial" style:font-size-complex="10pt"/>
    </style:style>
    <style:style style:name="T8" style:family="text">
      <style:text-properties fo:font-variant="small-caps" fo:font-size="10pt" fo:font-weight="bold" style:font-size-asian="10pt" style:font-weight-asian="bold" style:font-name-complex="Arial" style:font-size-complex="10pt"/>
    </style:style>
    <style:style style:name="T9" style:family="text">
      <style:text-properties fo:color="#00b0f0" fo:font-size="9.5pt" style:font-size-asian="9.5pt" style:font-name-complex="Arial" style:font-size-complex="9.5pt"/>
    </style:style>
    <style:style style:name="T10" style:family="text">
      <style:text-properties fo:color="#00b0f0" style:text-position="super 58%" fo:font-size="9.5pt" style:font-size-asian="9.5pt" style:font-name-complex="Arial" style:font-size-complex="9.5pt"/>
    </style:style>
    <style:style style:name="T11" style:family="text">
      <style:text-properties fo:color="#00b0f0" style:font-name-complex="Arial" style:font-size-complex="13pt"/>
    </style:style>
    <style:style style:name="T12" style:family="text">
      <style:text-properties fo:color="#00b0f0" style:font-name-complex="Arial" style:font-size-complex="10pt"/>
    </style:style>
    <style:style style:name="T13" style:family="text">
      <style:text-properties fo:font-size="9.5pt" style:font-size-asian="9.5pt" style:font-name-complex="Arial" style:font-size-complex="9.5pt"/>
    </style:style>
    <style:style style:name="T14" style:family="text">
      <style:text-properties fo:font-weight="bold" style:font-weight-asian="bold"/>
    </style:style>
    <style:style style:name="T15" style:family="text">
      <style:text-properties fo:font-weight="bold" style:font-weight-asian="bold" style:font-name-complex="Arial" style:font-size-complex="10pt"/>
    </style:style>
    <style:style style:name="T16" style:family="text">
      <style:text-properties fo:font-size="10pt" fo:font-weight="bold" style:font-size-asian="10pt" style:font-weight-asian="bold" style:font-name-complex="Arial" style:font-size-complex="9.5pt"/>
    </style:style>
    <style:style style:name="T17" style:family="text">
      <style:text-properties fo:font-size="10pt" style:font-size-asian="10pt" style:font-name-complex="Arial" style:font-size-complex="10pt"/>
    </style:style>
    <style:style style:name="T18" style:family="text">
      <style:text-properties style:font-name-complex="Arial"/>
    </style:style>
    <style:style style:name="T19" style:family="text">
      <style:text-properties style:font-name-complex="Arial" style:font-size-complex="10pt"/>
    </style:style>
    <style:style style:name="T20" style:family="text">
      <style:text-properties style:font-name-complex="Arial" style:font-size-complex="13pt"/>
    </style:style>
    <style:style style:name="T21" style:family="text">
      <style:text-properties fo:text-transform="uppercase" fo:font-weight="bold" style:font-weight-asian="bold" style:font-name-complex="Arial" style:font-size-complex="10pt"/>
    </style:style>
    <style:style style:name="T22" style:family="text">
      <style:text-properties fo:text-transform="uppercase" style:font-name-complex="Arial" style:font-size-complex="10pt"/>
    </style:style>
    <style:style style:name="T23" style:family="text">
      <style:text-properties style:font-name-complex="Calibri1"/>
    </style:style>
    <style:style style:name="T24" style:family="text">
      <style:text-properties style:font-name="Calibri"/>
    </style:style>
    <style:style style:name="T25" style:family="text">
      <style:text-properties style:font-name="Calibri" style:font-name-complex="Arial" style:font-size-complex="10pt"/>
    </style:style>
    <style:style style:name="T26" style:family="text">
      <style:text-properties style:font-name="Calibri" fo:font-size="11pt" fo:language="en" fo:country="US" style:font-size-asian="11pt" style:font-name-complex="Arial" style:font-size-complex="10pt"/>
    </style:style>
    <style:style style:name="T27" style:family="text">
      <style:text-properties style:font-name="Calibri" fo:font-size="11pt" style:font-size-asian="11pt" style:font-name-complex="Arial" style:font-size-complex="10pt"/>
    </style:style>
    <style:style style:name="gr1" style:family="graphic">
      <style:graphic-properties draw:stroke="solid" svg:stroke-width="0.028in" svg:stroke-color="#bfbfbf" draw:stroke-linejoin="round" draw:fill="solid" draw:fill-color="#bfbfbf" draw:textarea-vertical-align="top" draw:auto-grow-height="false" fo:min-height="0.0736in" fo:min-width="6.8047in" fo:padding-top="0.0492in" fo:padding-bottom="0.0492in" fo:padding-left="0.0984in" fo:padding-right="0.0984in" fo:wrap-option="wrap" fo:margin-left="0.1252in" fo:margin-right="0.1457in" fo:margin-top="0in" fo:margin-bottom="0.0181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bfbfbf" draw:stroke-linejoin="round" draw:fill="solid" draw:fill-color="#bfbfbf" draw:textarea-vertical-align="top" draw:auto-grow-height="false" fo:min-height="0.0701in" fo:min-width="6.8047in" fo:padding-top="0.0492in" fo:padding-bottom="0.0492in" fo:padding-left="0.0984in" fo:padding-right="0.0984in" fo:wrap-option="wrap" fo:margin-left="0.1252in" fo:margin-right="0.1457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bfbfbf" draw:stroke-linejoin="round" draw:fill="solid" draw:fill-color="#bfbfbf" draw:textarea-vertical-align="top" draw:auto-grow-height="false" fo:min-height="0.0728in" fo:min-width="6.8047in" fo:padding-top="0.0492in" fo:padding-bottom="0.0492in" fo:padding-left="0.0984in" fo:padding-right="0.0984in" fo:wrap-option="wrap" fo:margin-left="0.1252in" fo:margin-right="0.1457in" fo:margin-top="0in" fo:margin-bottom="0.0181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e Farretta</text:span></text:p>
      <text:p text:style-name="P2"><text:span text:style-name="T9"><text:s/></text:span><text:span text:style-name="T13">ljfarre@att.net <text:s text:c="2"/></text:span><text:bookmark-start text:name="__DdeLink__385_2366932668"/><text:span text:style-name="T13">●</text:span><text:bookmark-end text:name="__DdeLink__385_2366932668"/><text:span text:style-name="T13"> <text:s text:c="2"/>Alamo, California <text:s text:c="2"/>● <text:s text:c="2"/>925-360-0917 <text:s text:c="2"/>● <text:s text:c="2"/>linkedin.com/pub/leefarretta</text:span></text:p>
      <text:p text:style-name="P8"><text:span text:style-name="T2">●</text:span><text:span text:style-name="T3">Technologist </text:span><text:span text:style-name="T2">● </text:span><text:span text:style-name="T3">Entrepreneur <text:s/></text:span><text:span text:style-name="T2">● </text:span><text:span text:style-name="T3">Fullstack Developer</text:span></text:p>
      <text:p text:style-name="P10"><text:span text:style-name="T15">Staff Leadership &amp; Dev</text:span><text:span text:style-name="T16"> <text:s text:c="2"/>● <text:s text:c="2"/>Project &amp; Program Management <text:s text:c="2"/>● <text:s text:c="2"/>IT &amp; Security Technology <text:s/>● <text:s text:c="2"/>Full Stack Dev</text:span></text:p>
      <text:p text:style-name="P11"><text:span text:style-name="T19">Multi-talented IT Leader with enterprise experience working for a global telecommunications giant. Possess extensive experience improving the infrastructure of UNIX, Linux and Windows server systems by minimizing downtime, increasing security, and controlling cost. Broad knowledge of multiple technical tools with the expertise to leverage them by creating practical solutions to keep the business competitive.</text:span></text:p>
      <text:list xml:id="list1237406999" text:style-name="WWNum3">
        <text:list-item>
          <text:p text:style-name="P29"><text:span text:style-name="T19">Started R&amp;D computer lab to do research in targeted IT areas of focus</text:span></text:p>
        </text:list-item>
        <text:list-item>
          <text:p text:style-name="P29"><text:span text:style-name="T19">Co-founded youth soccer charity to help promote youth development</text:span></text:p>
        </text:list-item>
        <text:list-item>
          <text:p text:style-name="P29"><text:span text:style-name="T19">Expanded the AT&amp;T midrange environment </text:span><text:span text:style-name="T15">from 10,000 to 100,000 servers </text:span><text:span text:style-name="T19">on budget achieving </text:span><text:span text:style-name="T15">5 9’s</text:span></text:p>
        </text:list-item>
        <text:list-item>
          <text:p text:style-name="P30"><text:span text:style-name="T19">Developed cost-effective in-house tools to meet strict internal audit standards</text:span></text:p>
        </text:list-item>
        <text:list-item>
          <text:p text:style-name="P30"><text:span text:style-name="T19">Architected a number of large scale software and system deployments in various environments</text:span></text:p>
        </text:list-item>
      </text:list>
      <text:p text:style-name="P12"><draw:custom-shape text:anchor-type="paragraph" draw:z-index="1" draw:name="Rectangle 7" draw:style-name="gr2" draw:text-style-name="P33" svg:width="7.0016in" svg:height="0.1685in" svg:x="-0.0209in" svg:y="0.35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ore Competencies</text:span></text:p>
      <text:p text:style-name="P13"><text:span text:style-name="T20">Cloud Computing &amp; Design</text:span><text:span text:style-name="T11"><text:tab/><text:tab/></text:span><text:span text:style-name="T20">Systems Architecture &amp; Support</text:span><text:span text:style-name="T11"><text:tab/><text:tab/></text:span><text:span text:style-name="T20">Cross-Functional Collaboration</text:span></text:p>
      <text:p text:style-name="P3"><text:span text:style-name="T20">Full Cycle Project Management</text:span><text:span text:style-name="T11"><text:tab/><text:tab/></text:span><text:span text:style-name="T20">IT Operations Management</text:span><text:span text:style-name="T11"><text:tab/><text:tab/></text:span><text:span text:style-name="T20">Testing &amp; Troubleshooting</text:span></text:p>
      <text:p text:style-name="P3"><text:span text:style-name="T20">Program Management</text:span><text:span text:style-name="T11"><text:tab/><text:tab/><text:tab/></text:span><text:span text:style-name="T20">System Security &amp; Storage<text:tab/></text:span><text:span text:style-name="T11"><text:tab/></text:span><text:span text:style-name="T20">Data Center Environment</text:span></text:p>
      <text:p text:style-name="P3"><text:span text:style-name="T20">Creative Problem-Solving</text:span><text:span text:style-name="T11"><text:tab/><text:tab/></text:span><text:span text:style-name="T20">Enterprise Software Development</text:span><text:span text:style-name="T11"><text:tab/></text:span><text:span text:style-name="T20">Database Administration</text:span></text:p>
      <text:p text:style-name="P14"><text:span text:style-name="T20">Staff Leadership &amp; Mentoring<text:tab/></text:span><text:span text:style-name="T11"><text:tab/></text:span><text:span text:style-name="T20">Networking &amp; Server Administration</text:span><text:span text:style-name="T11"><text:tab/></text:span><text:span text:style-name="T20">Technical Documentation</text:span></text:p>
      <text:p text:style-name="P9"><draw:custom-shape text:anchor-type="paragraph" draw:z-index="2" draw:name="Rectangle 4" draw:style-name="gr2" draw:text-style-name="P33" svg:width="7.0016in" svg:height="0.1685in" svg:x="-0.0209in" svg:y="0.02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Professional Experience</text:span></text:p>
      <text:p text:style-name="P16"><text:span text:style-name="T21">LMM Labs </text:span><text:span text:style-name="T19">– Alamo, California – 6/2018 to Present</text:span></text:p>
      <text:p text:style-name="P7"><text:span text:style-name="T7">Founder - CEO | Research and Development Organization</text:span></text:p>
      <text:p text:style-name="P18"><text:span text:style-name="lt-line-clamp_5f__5f_line"><text:span text:style-name="T23">LMM Labs utilizes state of the art full stack web development and machine learning techniques to</text:span></text:span><text:span text:style-name="T23"> </text:span><text:span text:style-name="lt-line-clamp_5f__5f_line"><text:span text:style-name="T23">solve problems. The foundation of this effort is the belief that data driven solutions provide the</text:span></text:span><text:span text:style-name="T23"> </text:span><text:span text:style-name="lt-line-clamp_5f__5f_line"><text:span text:style-name="T23">best answers to real world challenges. </text:span></text:span></text:p>
      <text:p text:style-name="P18"><text:span text:style-name="T15">Key Accomplishments:</text:span></text:p>
      <text:list xml:id="list255118621" text:style-name="WWNum1">
        <text:list-item>
          <text:p text:style-name="P31">Launched Company as an early stage startup</text:p>
        </text:list-item>
        <text:list-item>
          <text:p text:style-name="P31">Began R&amp;D efforts in key IT areas: Full Stack Web Development, Deep/Machine Learning, </text:p>
        </text:list-item>
      </text:list>
      <text:p text:style-name="P32">Cyber Security, BlockChain and Algorithmic Trading</text:p>
      <text:list xml:id="list145058490364019" text:continue-numbering="true" text:style-name="WWNum1">
        <text:list-item>
          <text:p text:style-name="P31">Consulting Services and Open Source Beta Projects will launch in 2019 </text:p>
        </text:list-item>
      </text:list>
      <text:p text:style-name="P16"><text:span text:style-name="T21">Soccer4youth </text:span><text:span text:style-name="T19">– Alamo, California – 1/2016 to Present</text:span></text:p>
      <text:p text:style-name="P7"><text:span text:style-name="T7">Co-Founder | Non-Profit Charity Organization</text:span></text:p>
      <text:p text:style-name="P19"><text:span text:style-name="T19">Started a youth soccer charity to help promote soccer at the local level and to help fund deserving kids and programs. <text:s/>A life-long passion for sports and a desire to give back provided the impetus for this. <text:s/></text:span></text:p>
      <text:p text:style-name="P18"><text:span text:style-name="T15">Key Accomplishments:</text:span></text:p>
      <text:list xml:id="list145057362333774" text:continue-numbering="true" text:style-name="WWNum1">
        <text:list-item>
          <text:p text:style-name="P31">Recruited a board in mid 2016 </text:p>
        </text:list-item>
        <text:list-item>
          <text:p text:style-name="P31">Received section 501(c)(3) approval in early 2017</text:p>
        </text:list-item>
        <text:list-item>
          <text:p text:style-name="P31">Began making donations in mid 2017</text:p>
        </text:list-item>
      </text:list>
      <text:p text:style-name="P16"><text:soft-page-break/><text:span text:style-name="T21">AT&amp;T </text:span><text:span text:style-name="T19">– San Ramon, California – 4/2005 to 10/2015</text:span></text:p>
      <text:p text:style-name="P7"><text:span text:style-name="T7">Executive Director | Enterprise Mid-Range Computing Systems</text:span></text:p>
      <text:p text:style-name="P19"><text:span text:style-name="T19">Guided the AT&amp;T enterprise midrange environment comprised of IBM AIX, HP-UX, SUN Solaris, and Linux servers. Focused on platform Security Governance to align with strict internal audit standards. Oversaw 100,000 servers and an ops budget $25M. Developed solutions to fortify system integrity, security, and performance while reducing ops budget. Monitored systems hosting the majority the AT&amp;T mission-critical applications. </text:span></text:p>
      <text:p text:style-name="P18"><text:span text:style-name="T15">Key Accomplishments:</text:span></text:p>
      <text:list xml:id="list145058048630784" text:continue-numbering="true" text:style-name="WWNum1">
        <text:list-item>
          <text:p text:style-name="P31">Concurrently reduced ops budget by <text:span text:style-name="T14">&gt; than 50%</text:span> while expanding server footprint by <text:span text:style-name="T14">&gt; than 500%</text:span></text:p>
        </text:list-item>
        <text:list-item>
          <text:p text:style-name="P31">Spearheaded the rapid growth of the midrange infrastructure from 10,000 to 100,000 servers</text:p>
        </text:list-item>
        <text:list-item>
          <text:p text:style-name="P31">Addressed strict guidelines for internal audits and budget constraints by developing a User Access Management system and a Security Audit and Compliance Tool to supplement off-the-shelf security apps and to enhance the overall cyber security of the environment</text:p>
        </text:list-item>
      </text:list>
      <text:p text:style-name="P22"><text:span text:style-name="T21">SBC Communications</text:span><text:span text:style-name="T19"> –</text:span><text:span text:style-name="T12"> </text:span><text:span text:style-name="T19">San Ramon, California – 7/2000 to 4/2005</text:span></text:p>
      <text:p text:style-name="P7"><text:span text:style-name="T7">Executive Director &amp; Director | Midrange &amp; Windows Server Enterprise Infrastructure</text:span></text:p>
      <text:p text:style-name="P4"><text:span text:style-name="T19">Fronted support of the SBC enterprise midrange infrastructure. Accountable for overseeing a district encompassing 3,000 UNIX servers, 240 FTEs, and an expense budget of approximately $30M. Managed multiple platforms such as AIX, HP-UX, and Solaris, primarily housed within the IT data centers as well as several distributed systems. Consistently monitored and fortified an infrastructure supporting vital SBC applications on multiple levels including LD, WINDS, CCTP, Broadband (DSL), and SBC Online Services. Enhanced systems integrity and performance by minimizing outages and increasing productivity.</text:span></text:p>
      <text:p text:style-name="P4"><text:span text:style-name="T15">Key Accomplishments:</text:span></text:p>
      <text:list xml:id="list1493514922" text:style-name="WWNum2">
        <text:list-item>
          <text:p text:style-name="P28"><text:span text:style-name="T26">Consistently met the challenge of improving infrastructure availability in a dynamic rapidly growing environment, achieving five 9’s by adhering to best practices and developing well-defined standardization.</text:span></text:p>
        </text:list-item>
        <text:list-item>
          <text:p text:style-name="P28"><text:span text:style-name="T26">Stabilized server availability and brought monthly outage minutes down to less than 1,000 by reducing incidents to approximately 10 per month.</text:span></text:p>
        </text:list-item>
        <text:list-item>
          <text:p text:style-name="P28"><text:span text:style-name="T26">Key player in the ITO Service Delivery Improvement (SDI) initiative as well as a participant in the smooth transition of the Windows NT server from Desktop Services to Data Center Operations (DCO).</text:span></text:p>
        </text:list-item>
        <text:list-item>
          <text:p text:style-name="P28"><text:span text:style-name="T26">Contributed to the gradual merger of SBC with Pacific Bell systems through cross-functional team building and collaboration exercises to pool expertise and knowledge, facilitating a steady integration. </text:span></text:p>
        </text:list-item>
      </text:list>
      <text:p text:style-name="P21"/>
      <text:p text:style-name="P23"><draw:custom-shape text:anchor-type="paragraph" draw:z-index="4" draw:name="Rectangle 3" draw:style-name="gr1" draw:text-style-name="P33" svg:width="7.0016in" svg:height="0.1717in" svg:x="-0.0201in" svg:y="0.057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Additional Experience</text:span></text:p>
      <text:p text:style-name="P24"><text:span text:style-name="T7">Lead Principal Technical Architect</text:span><text:span text:style-name="T19">,</text:span><text:span text:style-name="T22"> SBC Communications, </text:span><text:span text:style-name="T19">7/1997 to 7/2000</text:span></text:p>
      <text:p text:style-name="P26"><text:span text:style-name="T7">Director</text:span><text:span text:style-name="T19">, </text:span><text:span text:style-name="T22">Pacific Bell, </text:span><text:span text:style-name="T19">2/1995 to 6/1997</text:span></text:p>
      <text:p text:style-name="P26"><text:span text:style-name="T7">Product Planning &amp; Design Lead</text:span><text:span text:style-name="T19">, </text:span><text:span text:style-name="T22">Pacific Gas &amp; Electric Company, </text:span><text:span text:style-name="T19">1/1992 to 1/1995</text:span></text:p>
      <text:p text:style-name="P26"><text:span text:style-name="T7">Client Services Analyst</text:span><text:span text:style-name="T19">, </text:span><text:span text:style-name="T22">Pacific Gas &amp; Electric Company, </text:span><text:span text:style-name="T19">6/1990 to 1/1992</text:span></text:p>
      <text:p text:style-name="P26"><text:span text:style-name="T7">Programmer | Instructional Consultant</text:span><text:span text:style-name="T19">, </text:span><text:span text:style-name="T22">San Francisco State University, </text:span><text:span text:style-name="T19">6/1986 to 6/1990</text:span></text:p>
      <text:p text:style-name="P17"><draw:custom-shape text:anchor-type="paragraph" draw:z-index="3" draw:name="Rectangle 8" draw:style-name="gr3" draw:text-style-name="P33" svg:width="7.0016in" svg:height="0.1713in" svg:x="-0.0201in" svg:y="0.27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Education</text:span></text:p>
      <text:p text:style-name="P24"><text:span text:style-name="T15">Master of Science in Telecommunications Management (with Honors)</text:span></text:p>
      <text:p text:style-name="P5"><text:span text:style-name="T5">Golden Gate University</text:span><text:span text:style-name="T19">, San Francisco, California</text:span></text:p>
      <text:p text:style-name="P20"><text:span text:style-name="T15">Master of Science in Business Information &amp; Computing Systems (with Honors)</text:span></text:p>
      <text:p text:style-name="P5"><text:span text:style-name="T5">San Francisco State University</text:span><text:span text:style-name="T19">, San Francisco, California</text:span></text:p>
      <text:p text:style-name="P20"><text:span text:style-name="T15">Bachelor of Arts in Government</text:span></text:p>
      <text:p text:style-name="P5"><text:span text:style-name="T5">Pomona College</text:span><text:span text:style-name="T19">, Claremont, California</text:span></text:p>
      <text:p text:style-name="P6"/>
      <text:p text:style-name="P6"/>
      <text:p text:style-name="P6"/>
      <text:p text:style-name="P6"><text:soft-page-break/></text:p>
      <text:p text:style-name="P27"><draw:custom-shape text:anchor-type="paragraph" draw:z-index="5" draw:name="Rectangle 2" draw:style-name="gr2" draw:text-style-name="P33" svg:width="7.0016in" svg:height="0.1685in" svg:x="-0.0209in" svg:y="0.20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echnical Proficiencies</text:span></text:p>
      <text:p text:style-name="P5"><text:span text:style-name="T18">● Full Stack Web Development <text:s text:c="2"/>● HTML <text:s text:c="2"/>● CSS <text:s text:c="2"/>● Java Script <text:s text:c="2"/>● Python <text:s text:c="2"/>● PostgreSQL <text:s/></text:span></text:p>
      <text:p text:style-name="P5"><text:span text:style-name="T18">● Bootstrap <text:s/>● Apache <text:s text:c="2"/>● Knockout <text:s text:c="2"/>● AJAX ● WordPress.org ● Flask <text:s/>● Django</text:span><text:bookmark text:name="_GoBack"/></text:p>
      <text:p text:style-name="P5"><text:span text:style-name="T18">● AWS <text:s/>● Google Cloud Services <text:s/>● HostGator <text:s/>● BlueHost</text:span></text:p>
      <text:p text:style-name="P5"><text:span text:style-name="T18">● Blockchain/Crypto ● Deep/Machine Learning </text:span></text:p>
      <text:p text:style-name="P5"><text:span text:style-name="T18">● Linux/UNIX <text:s/>● Windows Server <text:s/>● TCP/IP</text:span></text:p>
      <text:p text:style-name="P17"><draw:custom-shape text:anchor-type="paragraph" draw:z-index="0" draw:name="Rectangle 1" draw:style-name="gr1" draw:text-style-name="P33" svg:width="7.0016in" svg:height="0.1717in" svg:x="-0.0201in" svg:y="0.275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ertifications and Online Education</text:span></text:p>
      <text:p text:style-name="P26"><text:span text:style-name="T19">Full Stack Web Development Nanodegree – Udacity 2017</text:span></text:p>
      <text:p text:style-name="P26"><text:span text:style-name="T19">Intro to Programming Nanodegree – Udacity 2016</text:span></text:p>
      <text:p text:style-name="P26"><text:span text:style-name="T19">Advanced Computer Security Certificate – Stanford 2013</text:span></text:p>
      <text:p text:style-name="P26"><text:span text:style-name="T19">Software Security Certificate – Stanford 2013</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Book Antiqua" svg:font-family="'Book Antiqua'" style:font-family-generic="roman" style:font-pitch="variable"/>
    <style:font-face style:name="Calibri" svg:font-family="Calibri" style:font-family-generic="roman" style:font-pitch="variable"/>
    <style:font-face style:name="Californian FB" svg:font-family="'Californian FB'"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text-align="justify" style:justify-single-word="false"/>
      <style:text-properties style:font-name="Book Antiqua" fo:font-family="'Book Antiqua'"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6" style:display-name="Heading 6" style:family="paragraph" style:parent-style-name="Standard" style:next-style-name="Standard" style:auto-update="true" style:default-outline-level="6" style:list-style-name="" style:class="text">
      <style:paragraph-properties fo:margin-top="0in" fo:margin-bottom="0in" loext:contextual-spacing="false" fo:line-height="100%"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class="chapter">
      <style:paragraph-properties fo:margin-top="0in" fo:margin-bottom="0in" loext:contextual-spacing="false" fo:line-height="100%" fo:text-align="center" style:justify-single-word="false"/>
      <style:text-properties style:font-name="Californian FB" fo:font-family="'Californian FB'" style:font-family-generic="roman" style:font-pitch="variable" fo:font-size="23pt" fo:letter-spacing="0.0209in" fo:font-weight="bold" style:font-name-asian="Times New Roman1" style:font-family-asian="'Times New Roman'" style:font-family-generic-asian="system" style:font-pitch-asian="variable" style:font-size-asian="23pt" style:font-weight-asian="bold" style:font-name-complex="Times New Roman1" style:font-family-complex="'Times New Roman'" style:font-family-generic-complex="system" style:font-pitch-complex="variable" style:font-size-complex="12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style:font-name="Book Antiqua" fo:font-family="'Book Antiqua'"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Title_20_Char" style:display-name="Title Char" style:family="text" style:parent-style-name="Default_20_Paragraph_20_Font">
      <style:text-properties style:font-name="Californian FB" fo:font-family="'Californian FB'" style:font-family-generic="roman" style:font-pitch="variable" fo:font-size="23pt" fo:letter-spacing="0.0209in" fo:font-weight="bold" style:font-name-asian="Times New Roman1" style:font-family-asian="'Times New Roman'" style:font-family-generic-asian="system" style:font-pitch-asian="variable" style:font-size-asian="23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trong" style:family="text" style:parent-style-name="Default_20_Paragraph_20_Font">
      <style:text-properties fo:font-weight="bold" style:font-weight-asian="bold" style:font-weight-complex="bold"/>
    </style:style>
    <style:style style:name="lt-line-clamp_5f__5f_line" style:display-name="lt-line-clamp__line"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fo:font-size="9pt" style:font-size-asian="9pt"/>
    </style:style>
    <style:style style:name="ListLabel_20_99" style:display-name="ListLabel 99" style:family="text">
      <style:text-properties fo:font-size="9pt" style:font-size-asian="9pt"/>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fo:font-size="9pt" style:font-size-asian="9pt"/>
    </style:style>
    <style:style style:name="ListLabel_20_103" style:display-name="ListLabel 103" style:family="text">
      <style:text-properties fo:font-size="9pt" style:font-size-asian="9pt"/>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23" style:display-name="ListLabel 123" style:family="text">
      <style:text-properties fo:font-size="11pt" style:font-size-asian="11pt"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29" style:display-name="ListLabel 129" style:family="text">
      <style:text-properties style:font-name="Calibri" fo:font-family="Calibri" style:font-family-generic="roman" style:font-pitch="variable" fo:font-size="11pt" style:font-size-asian="11pt" style:font-name-complex="Symbol1" style:font-family-complex="Symbol"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40" style:display-name="ListLabel 140" style:family="text">
      <style:text-properties style:font-name="Calibri" fo:font-family="Calibri" style:font-family-generic="roman" style:font-pitch="variable" fo:font-size="11pt" style:font-size-asian="11pt" style:font-name-complex="Symbol1" style:font-family-complex="Symbol"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39" style:num-suffix="" text:bullet-char="">
        <style:list-level-properties text:list-level-position-and-space-mode="label-alignment">
          <style:list-level-label-alignment text:label-followed-by="listtab" text:list-tab-stop-position="0.3799in" fo:text-indent="-0.25in" fo:margin-left="0.379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8799in" fo:text-indent="-0.25in" fo:margin-left="0.8799in"/>
        </style:list-level-properties>
      </text:list-level-style-number>
      <text:list-level-style-number text:level="3" style:num-suffix="." style:num-format="1">
        <style:list-level-properties text:list-level-position-and-space-mode="label-alignment">
          <style:list-level-label-alignment text:label-followed-by="listtab" text:list-tab-stop-position="1.3799in" fo:text-indent="-0.25in" fo:margin-left="1.3799in"/>
        </style:list-level-properties>
      </text:list-level-style-number>
      <text:list-level-style-number text:level="4" style:num-suffix="." style:num-format="1">
        <style:list-level-properties text:list-level-position-and-space-mode="label-alignment">
          <style:list-level-label-alignment text:label-followed-by="listtab" text:list-tab-stop-position="1.8799in" fo:text-indent="-0.25in" fo:margin-left="1.8799in"/>
        </style:list-level-properties>
      </text:list-level-style-number>
      <text:list-level-style-number text:level="5" style:num-suffix="." style:num-format="1">
        <style:list-level-properties text:list-level-position-and-space-mode="label-alignment">
          <style:list-level-label-alignment text:label-followed-by="listtab" text:list-tab-stop-position="2.3799in" fo:text-indent="-0.25in" fo:margin-left="2.3799in"/>
        </style:list-level-properties>
      </text:list-level-style-number>
      <text:list-level-style-number text:level="6" style:num-suffix="." style:num-format="1">
        <style:list-level-properties text:list-level-position-and-space-mode="label-alignment">
          <style:list-level-label-alignment text:label-followed-by="listtab" text:list-tab-stop-position="2.8799in" fo:text-indent="-0.25in" fo:margin-left="2.8799in"/>
        </style:list-level-properties>
      </text:list-level-style-number>
      <text:list-level-style-number text:level="7" style:num-suffix="." style:num-format="1">
        <style:list-level-properties text:list-level-position-and-space-mode="label-alignment">
          <style:list-level-label-alignment text:label-followed-by="listtab" text:list-tab-stop-position="3.3799in" fo:text-indent="-0.25in" fo:margin-left="3.3799in"/>
        </style:list-level-properties>
      </text:list-level-style-number>
      <text:list-level-style-number text:level="8" style:num-suffix="." style:num-format="1">
        <style:list-level-properties text:list-level-position-and-space-mode="label-alignment">
          <style:list-level-label-alignment text:label-followed-by="listtab" text:list-tab-stop-position="3.8799in" fo:text-indent="-0.25in" fo:margin-left="3.8799in"/>
        </style:list-level-properties>
      </text:list-level-style-number>
      <text:list-level-style-number text:level="9" style:num-suffix="." style:num-format="1">
        <style:list-level-properties text:list-level-position-and-space-mode="label-alignment">
          <style:list-level-label-alignment text:label-followed-by="listtab" text:list-tab-stop-position="4.3799in" fo:text-indent="-0.25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0" style:num-suffix="" text:bullet-char="">
        <style:list-level-properties text:list-level-position-and-space-mode="label-alignment">
          <style:list-level-label-alignment text:label-followed-by="listtab" text:list-tab-stop-position="0.3799in" fo:text-indent="-0.25in" fo:margin-left="0.379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8799in" fo:text-indent="-0.25in" fo:margin-left="0.8799in"/>
        </style:list-level-properties>
      </text:list-level-style-number>
      <text:list-level-style-number text:level="3" style:num-suffix="." style:num-format="1">
        <style:list-level-properties text:list-level-position-and-space-mode="label-alignment">
          <style:list-level-label-alignment text:label-followed-by="listtab" text:list-tab-stop-position="1.3799in" fo:text-indent="-0.25in" fo:margin-left="1.3799in"/>
        </style:list-level-properties>
      </text:list-level-style-number>
      <text:list-level-style-number text:level="4" style:num-suffix="." style:num-format="1">
        <style:list-level-properties text:list-level-position-and-space-mode="label-alignment">
          <style:list-level-label-alignment text:label-followed-by="listtab" text:list-tab-stop-position="1.8799in" fo:text-indent="-0.25in" fo:margin-left="1.8799in"/>
        </style:list-level-properties>
      </text:list-level-style-number>
      <text:list-level-style-number text:level="5" style:num-suffix="." style:num-format="1">
        <style:list-level-properties text:list-level-position-and-space-mode="label-alignment">
          <style:list-level-label-alignment text:label-followed-by="listtab" text:list-tab-stop-position="2.3799in" fo:text-indent="-0.25in" fo:margin-left="2.3799in"/>
        </style:list-level-properties>
      </text:list-level-style-number>
      <text:list-level-style-number text:level="6" style:num-suffix="." style:num-format="1">
        <style:list-level-properties text:list-level-position-and-space-mode="label-alignment">
          <style:list-level-label-alignment text:label-followed-by="listtab" text:list-tab-stop-position="2.8799in" fo:text-indent="-0.25in" fo:margin-left="2.8799in"/>
        </style:list-level-properties>
      </text:list-level-style-number>
      <text:list-level-style-number text:level="7" style:num-suffix="." style:num-format="1">
        <style:list-level-properties text:list-level-position-and-space-mode="label-alignment">
          <style:list-level-label-alignment text:label-followed-by="listtab" text:list-tab-stop-position="3.3799in" fo:text-indent="-0.25in" fo:margin-left="3.3799in"/>
        </style:list-level-properties>
      </text:list-level-style-number>
      <text:list-level-style-number text:level="8" style:num-suffix="." style:num-format="1">
        <style:list-level-properties text:list-level-position-and-space-mode="label-alignment">
          <style:list-level-label-alignment text:label-followed-by="listtab" text:list-tab-stop-position="3.8799in" fo:text-indent="-0.25in" fo:margin-left="3.8799in"/>
        </style:list-level-properties>
      </text:list-level-style-number>
      <text:list-level-style-number text:level="9" style:num-suffix="." style:num-format="1">
        <style:list-level-properties text:list-level-position-and-space-mode="label-alignment">
          <style:list-level-label-alignment text:label-followed-by="listtab" text:list-tab-stop-position="4.3799in" fo:text-indent="-0.25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4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4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4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4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4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4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25in" loext:contextual-spacing="false" fo:line-height="100%" fo:padding="0in" fo:border-left="none" fo:border-right="none" fo:border-top="none" fo:border-bottom="4.51pt solid #bfbfbf"/>
    </style:style>
    <style:style style:name="MT1" style:family="text">
      <style:text-properties fo:font-variant="small-caps" fo:font-size="10pt" fo:font-weight="bold" style:font-size-asian="10pt" style:font-weight-asian="bold" style:font-name-complex="Arial" style:font-size-complex="10pt"/>
    </style:style>
    <style:style style:name="MT2" style:family="text">
      <style:text-properties fo:font-size="9.5pt" style:font-size-asian="9.5pt" style:font-name-complex="Arial" style:font-size-complex="9.5pt"/>
    </style:style>
    <style:style style:name="MT3" style:family="text">
      <style:text-properties fo:color="#00b0f0" fo:font-size="9.5pt" style:font-size-asian="9.5pt" style:font-name-complex="Arial" style:font-size-complex="9.5pt"/>
    </style:style>
    <style:style style:name="MT4" style:family="text">
      <style:text-properties fo:font-size="10pt" style:font-size-asian="10pt" style:font-name-complex="Arial"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8.5in" fo:page-height="11in" style:num-format="1" style:print-orientation="portrait" fo:margin-top="0.5398in" fo:margin-bottom="0.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ee Farretta</text:span><text:span text:style-name="MT2"> ● ljfarre@pacbell.net ● Alamo, California ● 925-360-0917 ● linkedin.com/pub/lee-farretta/14/376/35a </text:span><text:span text:style-name="MT3"><text:s text:c="11"/></text:span><text:span text:style-name="MT4">Page </text:span><text:span text:style-name="MT4"><text:page-number text:select-page="current">3</text:page-number></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2:10:00</meta:creation-date>
    <meta:initial-creator>owner</meta:initial-creator>
    <dc:language>en-US</dc:language>
    <meta:print-date>2015-11-05T21:45:00</meta:print-date>
    <dc:date>2018-11-29T14:45:58</dc:date>
    <meta:editing-cycles>4</meta:editing-cycles>
    <meta:editing-duration>PT15M</meta:editing-duration>
    <meta:generator>LibreOffice/6.1.3.2$Linux_X86_64 LibreOffice_project/10$Build-2</meta:generator>
    <meta:document-statistic meta:table-count="0" meta:image-count="0" meta:object-count="0" meta:page-count="3" meta:paragraph-count="72" meta:word-count="916" meta:character-count="6479" meta:non-whitespace-character-count="556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